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209a25" officeooo:paragraph-rsid="0009a1ae"/>
    </style:style>
    <style:style style:name="P2" style:family="paragraph" style:parent-style-name="Text_20_body">
      <style:paragraph-properties fo:margin-top="0in" fo:margin-bottom="0in" loext:contextual-spacing="true"/>
      <style:text-properties officeooo:rsid="00458e92" officeooo:paragraph-rsid="0009a1ae"/>
    </style:style>
    <style:style style:name="P3" style:family="paragraph" style:parent-style-name="Text_20_body">
      <style:paragraph-properties fo:margin-top="0in" fo:margin-bottom="0in" loext:contextual-spacing="true"/>
      <style:text-properties officeooo:rsid="0046b5de" officeooo:paragraph-rsid="0009a1ae"/>
    </style:style>
    <style:style style:name="P4" style:family="paragraph" style:parent-style-name="Text_20_body">
      <style:paragraph-properties fo:margin-top="0in" fo:margin-bottom="0in" loext:contextual-spacing="true"/>
      <style:text-properties officeooo:rsid="0047dfcb" officeooo:paragraph-rsid="0009a1ae"/>
    </style:style>
    <style:style style:name="P5" style:family="paragraph" style:parent-style-name="Text_20_body">
      <style:paragraph-properties fo:margin-top="0in" fo:margin-bottom="0in" loext:contextual-spacing="true"/>
      <style:text-properties style:font-name="Liberation Serif" fo:font-style="italic" officeooo:rsid="0047dfcb" officeooo:paragraph-rsid="0009a1ae" style:font-style-asian="italic" style:font-style-complex="italic"/>
    </style:style>
    <style:style style:name="P6" style:family="paragraph" style:parent-style-name="Text_20_body">
      <style:paragraph-properties fo:margin-top="0in" fo:margin-bottom="0in" loext:contextual-spacing="true"/>
      <style:text-properties style:font-name="Liberation Serif" fo:font-style="italic" officeooo:rsid="0049aaae" officeooo:paragraph-rsid="0009a1ae" style:font-style-asian="italic" style:font-style-complex="italic"/>
    </style:style>
    <style:style style:name="P7" style:family="paragraph" style:parent-style-name="Text_20_body">
      <style:paragraph-properties fo:margin-top="0in" fo:margin-bottom="0in" loext:contextual-spacing="true"/>
      <style:text-properties style:font-name="Liberation Serif" fo:font-style="italic" officeooo:paragraph-rsid="0009a1ae" style:font-style-asian="italic" style:font-style-complex="italic"/>
    </style:style>
    <style:style style:name="P8" style:family="paragraph" style:parent-style-name="Text_20_body">
      <style:paragraph-properties fo:margin-top="0in" fo:margin-bottom="0in" loext:contextual-spacing="true"/>
      <style:text-properties officeooo:rsid="0049aaae" officeooo:paragraph-rsid="0009a1ae"/>
    </style:style>
    <style:style style:name="P9" style:family="paragraph" style:parent-style-name="Text_20_body">
      <style:paragraph-properties fo:margin-top="0in" fo:margin-bottom="0in" loext:contextual-spacing="true"/>
      <style:text-properties officeooo:rsid="0017c7b0" officeooo:paragraph-rsid="0009a1ae"/>
    </style:style>
    <style:style style:name="P10" style:family="paragraph" style:parent-style-name="Text_20_body">
      <style:paragraph-properties fo:margin-top="0in" fo:margin-bottom="0in" loext:contextual-spacing="true"/>
      <style:text-properties style:font-name="Dudu Cyryllic" officeooo:paragraph-rsid="0009a1ae"/>
    </style:style>
    <style:style style:name="P11" style:family="paragraph" style:parent-style-name="Text_20_body">
      <style:paragraph-properties fo:margin-top="0in" fo:margin-bottom="0in" loext:contextual-spacing="true"/>
      <style:text-properties officeooo:rsid="001e7ca7" officeooo:paragraph-rsid="0009a1ae"/>
    </style:style>
    <style:style style:name="P12" style:family="paragraph" style:parent-style-name="Text_20_body">
      <style:paragraph-properties fo:margin-top="0in" fo:margin-bottom="0in" loext:contextual-spacing="true"/>
      <style:text-properties officeooo:rsid="002030dc" officeooo:paragraph-rsid="0009a1ae"/>
    </style:style>
    <style:style style:name="P13" style:family="paragraph" style:parent-style-name="Text_20_body">
      <style:paragraph-properties fo:margin-top="0in" fo:margin-bottom="0in" loext:contextual-spacing="true"/>
      <style:text-properties officeooo:paragraph-rsid="0009a1ae"/>
    </style:style>
    <style:style style:name="P14" style:family="paragraph" style:parent-style-name="Heading_20_2">
      <style:paragraph-properties fo:text-align="center" style:justify-single-word="false"/>
      <style:text-properties officeooo:rsid="00458e92" officeooo:paragraph-rsid="0009a1ae"/>
    </style:style>
    <style:style style:name="T1" style:family="text">
      <style:text-properties officeooo:rsid="025e5eb2"/>
    </style:style>
    <style:style style:name="T2" style:family="text">
      <style:text-properties officeooo:rsid="026f09c7"/>
    </style:style>
    <style:style style:name="T3" style:family="text">
      <style:text-properties officeooo:rsid="017fb60a"/>
    </style:style>
    <style:style style:name="T4" style:family="text">
      <style:text-properties officeooo:rsid="025fcb67"/>
    </style:style>
    <style:style style:name="T5" style:family="text">
      <style:text-properties officeooo:rsid="026fc56f"/>
    </style:style>
    <style:style style:name="T6" style:family="text">
      <style:text-properties officeooo:rsid="0395ddd4"/>
    </style:style>
    <style:style style:name="T7" style:family="text">
      <style:text-properties officeooo:rsid="0049aaae"/>
    </style:style>
    <style:style style:name="T8" style:family="text">
      <style:text-properties officeooo:rsid="0017c7b0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17fb60a" style:font-style-asian="italic" style:font-style-complex="italic"/>
    </style:style>
    <style:style style:name="T11" style:family="text">
      <style:text-properties style:font-name="Liberation Serif" fo:font-style="italic" officeooo:rsid="0017c7b0" style:font-style-asian="italic" style:font-style-complex="italic"/>
    </style:style>
    <style:style style:name="T12" style:family="text">
      <style:text-properties officeooo:rsid="0009b6cd"/>
    </style:style>
    <style:style style:name="T13" style:family="text">
      <style:text-properties officeooo:rsid="0018ad64"/>
    </style:style>
    <style:style style:name="T14" style:family="text">
      <style:text-properties officeooo:rsid="0019bf8c"/>
    </style:style>
    <style:style style:name="T15" style:family="text">
      <style:text-properties officeooo:rsid="002030dc"/>
    </style:style>
    <style:style style:name="T16" style:family="text">
      <style:text-properties officeooo:rsid="0260d54c"/>
    </style:style>
    <style:style style:name="T17" style:family="text">
      <style:text-properties officeooo:rsid="026fe597"/>
    </style:style>
    <style:style style:name="T18" style:family="text">
      <style:text-properties officeooo:rsid="01828427"/>
    </style:style>
    <style:style style:name="T19" style:family="text">
      <style:text-properties officeooo:rsid="00209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2"/>
      <text:p text:style-name="P2">Мне нравится такая жизнь. Тут интересней, чем на пляже. </text:p>
      <text:p text:style-name="P2">Мне нравится напористый одноногий сосед Витюк, мастер игры в подкидного. <text:s/></text:p>
      <text:p text:style-name="P2">А ещё больше нравится Ганя, сестра Раисы Александровны. В ней нет наигрыша и лишней ироничности. Она спокойна и внимательна и всё понимает. </text:p>
      <text:p text:style-name="P2">Мне жаль, что у неё рак.</text:p>
      <text:p text:style-name="P2">Врачи <text:span text:style-name="T1">недавно </text:span>вырезали «горошину», а как вернулась домой, муж <text:span text:style-name="T1">так и </text:span>не отстал, пока не показала свежий разрез от хирургического ножа.</text:p>
      <text:p text:style-name="P2">Я знал, что она не выживет, потому что когда перекладывал дымоход плиты в её хате, старый огнеупорный кирпич оказался совсем трухлым. <text:s/></text:p>
      <text:p text:style-name="P2">Мне сказали класть снова <text:span text:style-name="T1">тем же самым </text:span>— другого нет, но <text:span text:style-name="T1">я же вижу, что </text:span>это не надолго.</text:p>
      <text:p text:style-name="P2">Хоронили её без меня с душераздирающими причитаниями. </text:p>
      <text:p text:style-name="P2">Когда Раису <text:span text:style-name="T1">уводили</text:span> с кладбища домой, сельские старухи ей и остальным плакальщицам кричали:</text:p>
      <text:p text:style-name="P2">- Ну, что? Дозвались Ганьку? Вернули?</text:p>
      <text:p text:style-name="P2">Двойка <text:span text:style-name="T1">очень </text:span>негодовал, <text:span text:style-name="T1">рассказывая про</text:span> <text:s/>такую жестокую чёрствость; а по-моему это древняя психотерапия и <text:span text:style-name="T1">один из</text:span> ритуал<text:span text:style-name="T1">ов</text:span> в непрерывном спектакле жизни.</text:p>
      <text:p text:style-name="P3">В мой следующий приезд во дворе под шелковицей сидел и муж покойной. </text:p>
      <text:p text:style-name="P3">Я сразу и не врубился откуда такие звуки, думал щенок во двор забрёл, а это <text:span text:style-name="T1">вдовец</text:span> так расплакался. Здоровый мужик, водитель автобуса. Слёзы текут, а он и не прячет. </text:p>
      <text:p text:style-name="P3">Если уж хором не дозвались, куда одному-то.</text:p>
      <text:p text:style-name="P3"/>
      <text:p text:style-name="P3">Их сын, парень лет восемнадцати, по шекспировски враждует с Двойкой из-за того, что полюбил его жену, а Двойка с ней развёлся. Обидел, типа.</text:p>
      <text:p text:style-name="P3"><text:span text:style-name="T2">Для меня</text:span> вообще <text:span text:style-name="T2">новость</text:span>, что он успел жениться. Но Двойка сказал, что да, евреечка с биофака, на курс моложе. </text:p>
      <text:p text:style-name="P3">Ещё он рассказал, что бывший тесть <text:span text:style-name="T2">его, когда у кого-то </text:span>в гостях, <text:span text:style-name="T2">выпив</text:span>, первым делом хватается за сало, в смысле, показать, что он не из кошерных.</text:p>
      <text:p text:style-name="P3">Теперь <text:span text:style-name="T2">уж </text:span>тесть <text:s text:c="2"/>воспита<text:span text:style-name="T2">ет</text:span> сына Двойки как <text:span text:style-name="T2">ему вздумается</text:span>, хоть <text:span text:style-name="T2">даже</text:span> ортодоксальным евреем, под <text:span text:style-name="T1">самой что ни наесть</text:span> наиукраинской фамилией. <text:s/></text:p>
      <text:p text:style-name="P3">И <text:span text:style-name="T2">тут Двойка</text:span> вздохнул.</text:p>
      <text:p text:style-name="P3">Раиса Александровна <text:span text:style-name="T2">не дала ему тужить и </text:span>крикнула от телефона, чтоб Двойка переоде<text:span text:style-name="T2">ва</text:span>лся в чистое, потому что привезут невесту на «огляд<text:span text:style-name="T3">ы</text:span>н<text:span text:style-name="T3">ы</text:span>».</text:p>
      <text:p text:style-name="P4">Она старается найти ему хорошую партию среди местных девушек, <text:span text:style-name="T1">поэтому их</text:span> периодически привозят на улицу Берег. Иначе в Киеве какая-нибудь «<text:span text:style-name="T2">прохвура»</text:span> точно окрутит этого лопуха.</text:p>
      <text:p text:style-name="P4">Двойка беззвучно матюкнулся и пошёл переодеваться.</text:p>
      <text:p text:style-name="P4">Вскоре за воротами послышалась машина и двое родителей провели нарядную девушку в хату.</text:p>
      <text:p text:style-name="P4"/>
      <text:p text:style-name="P4">Я остался на крыльце летней кухни один, но потом ко мне присоединился посетитель. </text:p>
      <text:p text:style-name="P4"><text:span text:style-name="T2">Какой-то</text:span> старик согнутый буквально в дугу. <text:span text:style-name="T4">Он с</text:span>тоя <text:s/>не мо<text:span text:style-name="T3">жет</text:span> смотреть человеку в лицо, а только ниже пояса.</text:p>
      <text:p text:style-name="P4">Мы неспешно разговорились и <text:span text:style-name="T4">старик</text:span> исповедался мне, что был когда-то молодым и стройным <text:span text:style-name="T4">сельским</text:span> писарем, щеголял гимнастёркой и офицерскими сапогами. </text:p>
      <text:p text:style-name="P4">Началась коллективизация и при его <text:span text:style-name="T4">писарском содействии</text:span> составлялись списки кого <text:soft-page-break/>раскулачивать. Теперь никому не может в глаза смотреть. </text:p>
      <text:p text:style-name="P4">А всё <text:span text:style-name="T3">ведь </text:span>бéстолку. <text:s/>Внуки бедняков, которым тогда ключи достались и печать <text:s/>сельсовет<text:span text:style-name="T4">овская</text:span>, теперь <text:span text:style-name="T4">вон </text:span>тоже в нищете и пьянстве, а потомки раскулаченных повозвращались из Сибири и снова зажиточными стали. </text:p>
      <text:p text:style-name="P4">Потому что на такой земле только ленивый живёт бедно.</text:p>
      <text:p text:style-name="P4">Он так и не дождался Раису и ушёл, опираясь на <text:span text:style-name="T2">две </text:span>короткие палки, <text:span text:style-name="T2">вперив взгляд</text:span> в песок дороги.</text:p>
      <text:p text:style-name="P4"/>
      <text:p text:style-name="P5"><text:span text:style-name="T3">(...о</text:span>казывается, кража малиновой скатерти не самое худшее, что может с тобой случиться; есть <text:span text:style-name="T2">вещи, за которые наказываешь себя построже</text:span>...<text:span text:style-name="T3">)</text:span></text:p>
      <text:p text:style-name="P5"/>
      <text:p text:style-name="P4">Потом Сергей предложил большой проект — поднять кирпичный цоколь вокруг хаты. Кирпич у него уже несколько лет, как заготовлен.</text:p>
      <text:p text:style-name="P4">На это ушло три приезда; хата не маленькая. Двойка мешал раствор и подносил кирпич. Мы закончили в субботу.</text:p>
      <text:p text:style-name="P4">В воскресенье утром я встал раньше всех и вышел на крыльцо веранды. </text:p>
      <text:p text:style-name="P8">Мои туфли стояли на второй ступеньке носом в направлении ворот, хотя вечером я оставлял их в точности наоборот.</text:p>
      <text:p text:style-name="P8"/>
      <text:p text:style-name="P6"><text:span text:style-name="T3">(...я</text:span> читать умею знаки! Мавр сделал своё дело...<text:span text:style-name="T3">)</text:span></text:p>
      <text:p text:style-name="P6"/>
      <text:p text:style-name="P8">Я обулся, вышел за ворота и, пройдя до конца улицы, свернул к лесополосе, потому что в её прогалинах призывно бамкал очень медленный товарный поезд. Я перешёл на бег и <text:span text:style-name="T5">всё-</text:span>таки успел вскочить на площадку заднего вагона.</text:p>
      <text:p text:style-name="P6"/>
      <text:p text:style-name="P6"><text:span text:style-name="T3">(...в</text:span>сё получается как надо, если правильно прочтёшь...<text:span text:style-name="T3">)</text:span></text:p>
      <text:p text:style-name="P6"/>
      <text:p text:style-name="P8">Товарняк набрал скорость и без остановки миновал Бахмач. </text:p>
      <text:p text:style-name="P8">Люди на перроне удивлённо смотрели ему вслед. </text:p>
      <text:p text:style-name="P8">На задней площадке стоял я, счастливый и довольный собой и ветер трепал мои волосы, как бродягам у Джека Лондона.</text:p>
      <text:p text:style-name="P8"/>
      <text:p text:style-name="P8">Зимой в селе работ не<text:span text:style-name="T6">т</text:span> <text:span text:style-name="T5">и</text:span> Двойка вызвал меня только в апреле следующего года. </text:p>
      <text:p text:style-name="P8">Мы вскапывали огород, когда услышали про взрыв в Чернобыле. День был холодный и ветреный; низко неслись серые тучи.</text:p>
      <text:p text:style-name="P8">Двойка начал рассказывать про радиацию, но мне было п<text:span text:style-name="T6">ó</text:span>фиг. </text:p>
      <text:p text:style-name="P8">Какая разница?</text:p>
      <text:p text:style-name="P8">Однако, ветер дул с востока и он не пропустил радиацию до села, а отнёс её аж <text:span text:style-name="T4">в</text:span> Шотланди<text:span text:style-name="T4">ю</text:span>, на развешенную там стирку на бельевых верёвках. </text:p>
      <text:p text:style-name="P8">Конечно, шотландцы потом эту стирку вы<text:span text:style-name="T6">броси</text:span>ли, по свидетельству «Morning Star». </text:p>
      <text:p text:style-name="P8"/>
      <text:p text:style-name="P13"><text:span text:style-name="T7">Но всё это будет потом, а сейчас <text:s/>Двойка, п</text:span>рислонясь к стене у висячего телефона, <text:s/>набирает номер, <text:span text:style-name="T7">а я </text:span>прочёсыва<text:span text:style-name="T8">ю</text:span> взглядом <text:span text:style-name="T8">нескончаемо спешащую толпу у него</text:span> за <text:s/>спиной, которая понятия не имеет про тонкости взаимоотношений мафиозных боссов и их телохранителей, <text:span text:style-name="T8">и </text:span>пытаюсь <text:span text:style-name="T5">вычислить: кому из нас нужнее эта дружба</text:span>? <text:s/></text:p>
      <text:p text:style-name="P9">Будущему кандидату наук Двойке, или мне — его джинну из бутылки?</text:p>
      <text:p text:style-name="P13">Дохлое дело заниматься психоанализом, если толком не знаешь как <text:span text:style-name="T5">оно</text:span> делается. </text:p>
      <text:p text:style-name="P13"><text:span text:style-name="T3">В педвузе</text:span>, конечно, <text:span text:style-name="T3">о</text:span>бъясняли, что это какая-то зловредная и наглая выдумка загнивающего Запада, шарлатанство и поклёп на гордо звуч<text:span text:style-name="T8">ащ</text:span>ую личность <text:span text:style-name="T8">Человека</text:span>. </text:p>
      <text:p text:style-name="P13"><text:soft-page-break/>Жаль только не сказали в чём суть и методы у этого непотребства. Вот и приходится под вывеску «психоанализ» придумывать содержание <text:span text:style-name="T5">и самому</text:span> изобретать методы. </text:p>
      <text:p text:style-name="P13"><text:span text:style-name="T8">Размахнись рука, раззудись плечо — мы и вручную синхрафазатрон запустим!</text:span> </text:p>
      <text:p text:style-name="P13"/>
      <text:p text:style-name="P10"><text:span text:style-name="T3">(.</text:span><text:span text:style-name="T10">..д</text:span><text:span text:style-name="T9">опустим, суть </text:span><text:span text:style-name="T11">анализа </text:span><text:span text:style-name="T9">в том, чтобы ответить на самый </text:span><text:span text:style-name="T11">пакостный из всех</text:span><text:span text:style-name="T9"> вопрос</text:span><text:span text:style-name="T11">ов —</text:span><text:span text:style-name="T9"> «почему?»...</text:span><text:span text:style-name="T10">)</text:span></text:p>
      <text:p text:style-name="P7"/>
      <text:p text:style-name="P13"><text:span text:style-name="T8">Ит</text:span>ак, почему я держусь Двойки? <text:span text:style-name="T12">В чём </text:span>причин<text:span text:style-name="T12">а</text:span>? </text:p>
      <text:p text:style-name="P13">Здоровая деревенская пища в исполнении его бабушки? </text:p>
      <text:p text:style-name="P13"><text:span text:style-name="T8">Это — </text:span>да, предвкушаю <text:span text:style-name="T5">едý, éдя с</text:span> букет<text:span text:style-name="T8">ом</text:span> в электричке. </text:p>
      <text:p text:style-name="P13"><text:span text:style-name="T5">Во-вторых, есть приманка, на которую</text:span> я, <text:span text:style-name="T5">словно</text:span> ос<text:span text:style-name="T5">ёл</text:span> <text:span text:style-name="T4">Тиля Уленшпигеля</text:span>, раскатал губу, <text:span text:style-name="T5">хотя она недостижима</text:span>.</text:p>
      <text:p text:style-name="P13"><text:s/>Для любого осла можно <text:span text:style-name="T13">найти</text:span> траву, <text:span text:style-name="T13">за которой</text:span> побежит как миленький. </text:p>
      <text:p text:style-name="P13"><text:span text:style-name="T13">Так н</text:span>а какую же клюнул <text:span text:style-name="T13">я</text:span>? </text:p>
      <text:p text:style-name="P13"><text:span text:style-name="T13">Разухабистые к</text:span>артины постельн<text:span text:style-name="T4">ых</text:span> <text:span text:style-name="T4">пиршеств плоти</text:span>, <text:span text:style-name="T13">которыми так щедро делится Двойка</text:span>, <text:span text:style-name="T4">вселяют</text:span> надежду, что и мне, слуге верному, перепадут крохи <text:span text:style-name="T4">скоромных угощений</text:span>. </text:p>
      <text:p text:style-name="P13"><text:span text:style-name="T13">Скажем, к</text:span>акая-нибудь там подружка <text:span text:style-name="T13">очередной шлюшки</text:span>. </text:p>
      <text:p text:style-name="P13">Это<text:span text:style-name="T13">го</text:span>, <text:span text:style-name="T13">пока что,</text:span> не <text:span text:style-name="T13">случилось</text:span>, но где сказано, что ос<text:span text:style-name="T13">лу</text:span> <text:span text:style-name="T13">удастся</text:span> до<text:span text:style-name="T13">тянуться до</text:span> трав<text:span text:style-name="T13">ы</text:span>? </text:p>
      <text:p text:style-name="P13"><text:span text:style-name="T13">Осёл хитрит и</text:span> не смотрит даже <text:s/>на <text:span text:style-name="T5">пучок травы перед своим носом</text:span>, <text:span text:style-name="T13">прикидывается</text:span>, что <text:span text:style-name="T13">он</text:span> её <text:span text:style-name="T13">в упор не видит, а</text:span> бежит просто так, <text:span text:style-name="T13">ради</text:span> разминки, ведь ему <text:span text:style-name="T13">жуть как </text:span>приятны физические нагрузки и прочие сельхозработы. </text:p>
      <text:p text:style-name="P13">Однако, чтоб <text:span text:style-name="T14">раскусить осла</text:span>, семи пядей во лбу не требуется. </text:p>
      <text:p text:style-name="P13"/>
      <text:p text:style-name="P11">Вообще-то, насчёт подружки была попытка.</text:p>
      <text:p text:style-name="P11">Они приехали из Нежина в Бахмач: бывшая любовница Двойки и её подруга.</text:p>
      <text:p text:style-name="P11"><text:s/>Мы с Двойкой встретили их и на автобусе доставили в село.</text:p>
      <text:p text:style-name="P11">На <text:s/><text:span text:style-name="T15">устланном сеном </text:span>чердаке летней кухни<text:span text:style-name="T15"> </text:span>были заранее раз<text:span text:style-name="T15">ложены</text:span> два матраса. </text:p>
      <text:p text:style-name="P11">Из деликатности Двойка увёл свою любовницу в рощу, <text:span text:style-name="T15">предоставив мне свободу действий.</text:span></text:p>
      <text:p text:style-name="P12">Девушка <text:span text:style-name="T16">попалась аппетитная</text:span> <text:span text:style-name="T8">— </text:span>стройненькая, <text:span text:style-name="T16">грудастенькая</text:span>, но раздеть себя позволила <text:span text:style-name="T16">лишь</text:span> до колготок. </text:p>
      <text:p text:style-name="P12">Спору нет, они тоже <text:span text:style-name="T16">неплохо смотрелись</text:span> — чёрная сеточка <text:span text:style-name="T5">на стройненьких ножках</text:span>, но на кой мне хрен <text:span text:style-name="T3">эта сеточка</text:span>? </text:p>
      <text:p text:style-name="P12"><text:span text:style-name="T17">Старый</text:span> знакомый <text:span text:style-name="T17">неизменный</text:span> упор — открытый верх, закрытый низ. </text:p>
      <text:p text:style-name="P12">Колготки я не стал рвать, а <text:span text:style-name="T6">все</text:span> попытки <text:span text:style-name="T16">возбудить в ней ответное пламя страсти её не </text:span>соблаз<text:span text:style-name="T16">нили</text:span>. Ничейный результат сохран<text:span text:style-name="T6">я</text:span>лся до возвращения Двойки из рощи.</text:p>
      <text:p text:style-name="P12">Наутро я встал первым и пошёл искупаться в «к<text:span text:style-name="T18">ó</text:span>панке» — пруд метров пятнадцати <text:span text:style-name="T17">в длину</text:span>, вырытый <text:span text:style-name="T16">в поле </text:span>экскаватором.</text:p>
      <text:p text:style-name="P12">Когда я вернулся, на крыльце веранды сидела Раиса Александровна.</text:p>
      <text:p text:style-name="P12">- И как водичка?- спросила она с <text:span text:style-name="T17">намёком в </text:span>прищур<text:span text:style-name="T17">е</text:span> чёрных глаз.</text:p>
      <text:p text:style-name="P12">- <text:span text:style-name="T19">Холодная,- ответил я во всех смыслах.</text:span></text:p>
      <text:p text:style-name="P1">После завтрака, <text:span text:style-name="T17">уже без Раисы,</text:span> Двойка спросил <text:span text:style-name="T17">в</text:span>прямую:</text:p>
      <text:p text:style-name="P1">- Ну, как?</text:p>
      <text:p text:style-name="P1">- А никак; у <text:span text:style-name="T17">меня</text:span> с ней несовместимость.</text:p>
      <text:p text:style-name="P1">- Это, как это?</text:p>
      <text:p text:style-name="P1">- Она хотела, чтоб было изнасилование, а я хотел обоюдного удовольствия.</text:p>
      <text:p text:style-name="P1">Не совместили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55:06.604623002</meta:creation-date>
    <dc:date>2017-03-03T16:55:10.584041516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84" meta:word-count="1208" meta:character-count="7807" meta:non-whitespace-character-count="6617"/>
    <meta:generator>LibreOffice/4.3.3.2$Linux_x86 LibreOffice_project/430m0$Build-2</meta:generator>
  </office:meta>
</office:document-meta>
</file>